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9.7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n </meta:initial-creator>
    <meta:creation-date>2013-12-05T01:27:15</meta:creation-date>
    <dc:date>2013-12-05T01:30:40</dc:date>
    <dc:creator>Son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01cm" svg:height="21.001cm" xlink:href="." xlink:type="simple" chart:class="chart:line" chart:style-name="ch1">
        <chart:title svg:x="12.055cm" svg:y="0.556cm" chart:style-name="ch2">
          <text:p>Execution time per iteration</text:p>
        </chart:title>
        <chart:subtitle svg:x="12.954cm" svg:y="1.755cm" chart:style-name="ch3">
          <text:p>(without plotting time)</text:p>
        </chart:subtitle>
        <chart:legend chart:legend-position="end" svg:x="27.14cm" svg:y="9.952cm" style:legend-expansion="high" chart:style-name="ch4"/>
        <chart:plot-area chart:style-name="ch5" chart:data-source-has-labels="both" svg:x="1.605cm" svg:y="3.278cm" svg:width="24.347cm" svg:height="16.322cm">
          <chartooo:coordinate-region svg:x="2.332cm" svg:y="3.477cm" svg:width="23.248cm" svg:height="15.476cm"/>
          <chart:axis chart:dimension="x" chart:name="primary-x" chart:style-name="ch6" chartooo:axis-type="auto">
            <chartooo:date-scale/>
            <chart:title svg:x="13.006cm" svg:y="20.02cm" chart:style-name="ch7">
              <text:p>#Particles</text:p>
            </chart:title>
            <chart:categories table:cell-range-address="local-table.$B$1:.$E$1"/>
            <chart:grid chart:style-name="ch8" chart:class="major"/>
          </chart:axis>
          <chart:axis chart:dimension="y" chart:name="primary-y" chart:style-name="ch6">
            <chart:title svg:x="0.451cm" svg:y="12.078cm" chart:style-name="ch9">
              <text:p>Time (s)</text:p>
            </chart:title>
            <chart:grid chart:style-name="ch8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Without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51">
                <text:p>0.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With LC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